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ru" fo:country="RU" fo:font-weight="bold" officeooo:rsid="000efaa5" officeooo:paragraph-rsid="000efaa5" style:font-weight-asian="bold" style:font-weight-complex="bold"/>
    </style:style>
    <style:style style:name="P2" style:family="paragraph" style:parent-style-name="Standard">
      <style:text-properties fo:language="ru" fo:country="RU" officeooo:rsid="000efaa5" officeooo:paragraph-rsid="000efaa5"/>
    </style:style>
    <style:style style:name="P3" style:family="paragraph" style:parent-style-name="Standard">
      <style:text-properties fo:language="ru" fo:country="RU" fo:font-weight="bold" officeooo:rsid="000efaa5" officeooo:paragraph-rsid="000efaa5" style:font-weight-asian="bold" style:font-weight-complex="bold"/>
    </style:style>
    <style:style style:name="P4" style:family="paragraph" style:parent-style-name="Standard">
      <style:text-properties fo:language="ru" fo:country="RU" fo:font-weight="normal" officeooo:rsid="000efaa5" officeooo:paragraph-rsid="000efaa5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10998e" officeooo:paragraph-rsid="0010998e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129624" officeooo:paragraph-rsid="00129624" style:font-weight-asian="normal" style:font-weight-complex="normal"/>
    </style:style>
    <style:style style:name="T1" style:family="text">
      <style:text-properties officeooo:rsid="001296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 по заданию</text:p>
      <text:p text:style-name="P2"/>
      <text:p text:style-name="P2">Строньский Патрык Марек</text:p>
      <text:p text:style-name="P2"/>
      <text:p text:style-name="P3">Введение:</text:p>
      <text:p text:style-name="P4">Главное задание это сделать модель для предсказания клиент получит кредит либо отказ, а если кредит, будет ли он рассрочен или нет. Каждый из 24 параметров может оказаться ключевом для классификации ли человек может получить кредит либо нет. </text:p>
      <text:p text:style-name="P5">Есть 2 части задания:</text:p>
      <text:p text:style-name="P5">1. Посмотреть на распределения значении для всех параметров и найти такие, где разница между разпределенями для отказа кредитов и для <text:span text:style-name="T1">выдачи кредита самые большое</text:span></text:p>
      <text:p text:style-name="P6">2. Обучить модель классификации для выданных кредитов</text:p>
      <text:p text:style-name="P6">3. Обучить модель классификации для всех итогов кредитов.</text:p>
      <text:p text:style-name="P6">4. Сравнивать итоги</text:p>
      <text:p text:style-name="P3"/>
      <text:p text:style-name="P3">Первая часть – анализ данных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03:35:05.488027224</meta:creation-date>
    <meta:generator>LibreOffice/6.4.7.2$Linux_X86_64 LibreOffice_project/40$Build-2</meta:generator>
    <dc:date>2021-12-15T04:00:13.488685184</dc:date>
    <meta:editing-duration>PT4M3S</meta:editing-duration>
    <meta:editing-cycles>1</meta:editing-cycles>
    <meta:document-statistic meta:table-count="0" meta:image-count="0" meta:object-count="0" meta:page-count="1" meta:paragraph-count="10" meta:word-count="94" meta:character-count="630" meta:non-whitespace-character-count="544"/>
  </office:meta>
</office:document-meta>
</file>